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0.5pt" style:font-size-asian="10.5pt" style:font-size-complex="10.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ckage BibliotecaSEG;</text:p>
      <text:p text:style-name="P1">/**********************************************************************</text:p>
      <text:p text:style-name="P1"><text:tab/> Nombre:</text:p>
      <text:p text:style-name="P1"><text:tab/><text:tab/>Firmar_Verificar_Asimetrico_Keystore_v3.2</text:p>
      <text:p text:style-name="P1"/>
      <text:p text:style-name="P1"><text:tab/>Descripcion:</text:p>
      <text:p text:style-name="P1"><text:tab/><text:tab/>Codigo JAVA para Firmar y verificar un fichero con el algoritmo RSA,</text:p>
      <text:p text:style-name="P1"><text:s text:c="29"/>tomando las claves privada y publica de un KeyStore <text:tab/></text:p>
      <text:p text:style-name="P1"/>
      <text:p text:style-name="P1"><text:tab/>Fecha:</text:p>
      <text:p text:style-name="P1"><text:tab/><text:tab/>6/10/2016</text:p>
      <text:p text:style-name="P1"><text:tab/>Autor: </text:p>
      <text:p text:style-name="P1"><text:tab/> <text:s text:c="11"/>Francisco J. Fernandez Masaguer</text:p>
      <text:p text:style-name="P1"><text:tab/><text:tab/>ETSI TELECOMUNACION VIGO</text:p>
      <text:p text:style-name="P1"><text:tab/><text:tab/>Departamento Ingenieria Telematica</text:p>
      <text:p text:style-name="P1"><text:s text:c="6"/><text:tab/>email: francisco.fernandez@det.uvigo.es</text:p>
      <text:p text:style-name="P1"/>
      <text:p text:style-name="P1"><text:s text:c="4"/>Asignatura:</text:p>
      <text:p text:style-name="P1"><text:tab/><text:tab/> Seguridad Curso <text:s/>2016/2017</text:p>
      <text:p text:style-name="P1"/>
      <text:p text:style-name="P1">***********************************************************/</text:p>
      <text:p text:style-name="P1">import java.io.ByteArrayInputStream;</text:p>
      <text:p text:style-name="P1">import java.io.FileInputStream;</text:p>
      <text:p text:style-name="P1">import java.security.KeyStore;</text:p>
      <text:p text:style-name="P1">import java.security.PrivateKey;</text:p>
      <text:p text:style-name="P1">import java.security.PublicKey;</text:p>
      <text:p text:style-name="P1">import java.security.Signature;</text:p>
      <text:p text:style-name="P1">import java.security.cert.Certificate;</text:p>
      <text:p text:style-name="P1">import java.security.cert.CertificateFactory;</text:p>
      <text:p text:style-name="P1">import java.security.cert.X509Certificate;</text:p>
      <text:p text:style-name="P1">//</text:p>
      <text:p text:style-name="P1">//</text:p>
      <text:p text:style-name="P1"/>
      <text:p text:style-name="P1">public class FirmaAsimetricaKeyStore {</text:p>
      <text:p text:style-name="P1"/>
      <text:p text:style-name="P1"><text:s text:c="4"/>public static void main(String[] args) throws Exception { </text:p>
      <text:p text:style-name="P1"/>
      <text:p text:style-name="P1"><text:s text:c="4"/>FileInputStream fmensaje <text:s text:c="2"/>= new <text:s text:c="3"/>FileInputStream(Config.directorioRaiz + "ficheros/leopardo1.jpg"); <text:s text:c="5"/></text:p>
      <text:p text:style-name="P1"/>
      <text:p text:style-name="P1"><text:s text:c="4"/>String <text:tab/><text:tab/>provider <text:s text:c="8"/>= "SunJCE"; </text:p>
      <text:p text:style-name="P1"><text:s text:c="4"/>String <text:tab/><text:tab/>algoritmo <text:s text:c="7"/>= "SHA1withDSA"; </text:p>
      <text:p text:style-name="P1"><text:s text:c="4"/>int <text:s text:c="3"/><text:tab/><text:tab/>longbloque;</text:p>
      <text:p text:style-name="P1"><text:s text:c="4"/>byte <text:s text:c="2"/><text:tab/><text:tab/>bloque[] <text:s text:c="8"/>= new byte[1024];</text:p>
      <text:p text:style-name="P1"><text:s text:c="4"/>long <text:s text:c="2"/><text:tab/><text:tab/>filesize <text:s text:c="8"/>= 0;</text:p>
      <text:p text:style-name="P1"><text:s text:c="4"/></text:p>
      <text:p text:style-name="P1"><text:s text:c="4"/>// Variables para el KeyStore</text:p>
      <text:p text:style-name="P1"/>
      <text:p text:style-name="P1"><text:tab/>KeyStore <text:s text:c="3"/>ks;</text:p>
      <text:p text:style-name="P1"><text:tab/>char[] <text:s text:c="5"/>ks_password <text:s/><text:tab/>= "123456".toCharArray();</text:p>
      <text:p text:style-name="P1"><text:tab/>char[] <text:s text:c="5"/>key_password <text:tab/>= "123456".toCharArray();</text:p>
      <text:p text:style-name="P1"><text:tab/>String<text:tab/><text:tab/>ks_file<text:tab/><text:tab/><text:tab/>= Config.directorioRaiz + "/KeyStore_Cliente1.jce";<text:tab/> <text:s text:c="3"/></text:p>
      <text:p text:style-name="P1"><text:s text:c="4"/>String<text:tab/><text:tab/>entry_alias<text:tab/><text:tab/>= "kFirmaDSA";</text:p>
      <text:p text:style-name="P1"><text:s text:c="8"/></text:p>
      <text:p text:style-name="P1"><text:tab/>System.out.println("******************************************* ");</text:p>
      <text:p text:style-name="P1"><text:tab/>System.out.println("* <text:s text:c="14"/>FIRMA <text:s text:c="20"/>* ");</text:p>
      <text:p text:style-name="P1"><text:tab/>System.out.println("******************************************* ");</text:p>
      <text:p text:style-name="P1"/>
      <text:p text:style-name="P1"><text:tab/>// Obtener la clave privada del keystore</text:p>
      <text:p text:style-name="P1"><text:s/><text:tab/><text:tab/><text:tab/></text:p>
      <text:p text:style-name="P1"><text:tab/>ks = KeyStore.getInstance("JCEKS");</text:p>
      <text:p text:style-name="P1"><text:soft-page-break/></text:p>
      <text:p text:style-name="P1"><text:tab/>ks.load(new FileInputStream(ks_file), <text:s/>ks_password);</text:p>
      <text:p text:style-name="P1"/>
      <text:p text:style-name="P1"><text:tab/>KeyStore.PrivateKeyEntry pkEntry = (KeyStore.PrivateKeyEntry)</text:p>
      <text:p text:style-name="P1"><text:s/><text:tab/> <text:s text:c="5"/><text:tab/><text:tab/> <text:s text:c="2"/><text:tab/><text:tab/><text:tab/><text:tab/><text:tab/><text:tab/>ks.getEntry(entry_alias, </text:p>
      <text:p text:style-name="P1"><text:s text:c="40"/>new KeyStore.PasswordProtection(key_password));</text:p>
      <text:p text:style-name="P1"><text:s/></text:p>
      <text:p text:style-name="P1"><text:s text:c="4"/>PrivateKey privateKey = pkEntry.getPrivateKey();</text:p>
      <text:p text:style-name="P1"/>
      <text:p text:style-name="P1"><text:s text:c="4"/>// Visualizar clave privada</text:p>
      <text:p text:style-name="P1"/>
      <text:p text:style-name="P1"><text:s text:c="4"/>System.out.println("*** CLAVE PRIVADA ***");<text:tab/></text:p>
      <text:p text:style-name="P1"><text:tab/>System.out.println("Algoritmo de Firma (sin el Hash): " + privateKey.getAlgorithm());</text:p>
      <text:p text:style-name="P1"><text:tab/>System.out.println(privateKey);</text:p>
      <text:p text:style-name="P1"/>
      <text:p text:style-name="P1"><text:tab/>// Creamos un objeto para firmar/verificar</text:p>
      <text:p text:style-name="P1"><text:tab/></text:p>
      <text:p text:style-name="P1"><text:s text:c="4"/>Signature signer = Signature.getInstance(algoritmo);</text:p>
      <text:p text:style-name="P1"/>
      <text:p text:style-name="P1"><text:s text:c="4"/>// Inicializamos el objeto para firmar</text:p>
      <text:p text:style-name="P1"><text:s text:c="4"/>signer.initSign(privateKey);</text:p>
      <text:p text:style-name="P1"><text:tab/></text:p>
      <text:p text:style-name="P1"><text:tab/>// Para firmar primero pasamos el hash al mensaje (metodo "update")</text:p>
      <text:p text:style-name="P1"><text:s text:c="4"/>// y despues firmamos el hash (metodo sign).</text:p>
      <text:p text:style-name="P1"/>
      <text:p text:style-name="P1"><text:s text:c="4"/>byte[] firma = null;</text:p>
      <text:p text:style-name="P1"><text:tab/></text:p>
      <text:p text:style-name="P1"><text:s text:c="4"/>while ((longbloque = fmensaje.read(bloque)) &gt; 0) {</text:p>
      <text:p text:style-name="P1"><text:s text:c="8"/>filesize = filesize + longbloque; <text:s text:c="3"/><text:tab/><text:tab/> <text:s text:c="4"/></text:p>
      <text:p text:style-name="P1"><text:s text:c="4"/><text:tab/>signer.update(bloque,0,longbloque);</text:p>
      <text:p text:style-name="P1"><text:s text:c="4"/>} <text:s/></text:p>
      <text:p text:style-name="P1"/>
      <text:p text:style-name="P1"><text:tab/>firma = signer.sign();</text:p>
      <text:p text:style-name="P1"><text:tab/></text:p>
      <text:p text:style-name="P1"><text:tab/>double <text:s/>v = firma.length;</text:p>
      <text:p text:style-name="P1"><text:tab/></text:p>
      <text:p text:style-name="P1"><text:tab/>System.out.println("*** FIRMA: ****");</text:p>
      <text:p text:style-name="P1"><text:tab/>for (int i=0; i&lt;firma.length; i++)</text:p>
      <text:p text:style-name="P1"><text:tab/></text:p>
      <text:p text:style-name="P1"><text:tab/><text:tab/>System.out.print(firma[i] + " ");</text:p>
      <text:p text:style-name="P1"><text:tab/>System.out.println();</text:p>
      <text:p text:style-name="P1"><text:tab/>System.out.println();</text:p>
      <text:p text:style-name="P1"/>
      <text:p text:style-name="P1"><text:tab/>fmensaje.close();</text:p>
      <text:p text:style-name="P1"><text:tab/></text:p>
      <text:p text:style-name="P1"><text:tab/>/*******************************************************************</text:p>
      <text:p text:style-name="P1"><text:tab/> * <text:s text:c="6"/>Verificacion</text:p>
      <text:p text:style-name="P1"><text:tab/> ******************************************************************/</text:p>
      <text:p text:style-name="P1"><text:tab/>System.out.println("************************************* ");</text:p>
      <text:p text:style-name="P1"><text:tab/>System.out.println(" <text:s text:c="7"/>VERIFICACION <text:s text:c="17"/>");</text:p>
      <text:p text:style-name="P1"><text:tab/>System.out.println("************************************* ");</text:p>
      <text:p text:style-name="P1"/>
      <text:p text:style-name="P1"><text:tab/>FileInputStream fmensajeV <text:s text:c="2"/>= new FileInputStream(Config.directorioRaiz + "ficheros/leopardo1.jpg"); <text:s text:c="7"/></text:p>
      <text:p text:style-name="P1"/>
      <text:p text:style-name="P1"/>
      <text:p text:style-name="P1"><text:s text:c="4"/>// Obtener la clave publica del keystore</text:p>
      <text:p text:style-name="P1"><text:s text:c="4"/>PublicKey <text:s text:c="2"/>publicKey <text:s/>= ks.getCertificate(entry_alias).getPublicKey();</text:p>
      <text:p text:style-name="P1"/>
      <text:p text:style-name="P1"><text:s text:c="4"/>System.out.println("*** CLAVE PUBLICA ***");<text:tab/></text:p>
      <text:p text:style-name="P1"><text:s text:c="4"/>System.out.println(publicKey);</text:p>
      <text:p text:style-name="P1"><text:soft-page-break/><text:tab/></text:p>
      <text:p text:style-name="P1"><text:s text:c="4"/>// Obtener el usuario del Certificado tomado del KeyStore.</text:p>
      <text:p text:style-name="P1"><text:s text:c="4"/>// <text:s text:c="2"/>Hay que traducir el formato de certificado del formato del keyStore</text:p>
      <text:p text:style-name="P1"><text:s text:c="4"/>//<text:tab/> al formato X.509. Para eso se usa un CertificateFactory.</text:p>
      <text:p text:style-name="P1"><text:s text:c="4"/></text:p>
      <text:p text:style-name="P1"><text:s text:c="4"/>byte [] <text:s text:c="2"/>certificadoRaw <text:s/>= ks.getCertificate(entry_alias).getEncoded(); <text:s text:c="3"/></text:p>
      <text:p text:style-name="P1"><text:s text:c="4"/>ByteArrayInputStream inStream = null;</text:p>
      <text:p text:style-name="P1"><text:s text:c="4"/>inStream = new ByteArrayInputStream(certificadoRaw);</text:p>
      <text:p text:style-name="P1"><text:s text:c="4"/></text:p>
      <text:p text:style-name="P1"><text:s text:c="4"/>CertificateFactory cf = CertificateFactory.getInstance("X.509");</text:p>
      <text:p text:style-name="P1"><text:s text:c="4"/>X509Certificate cert = (X509Certificate) cf.generateCertificate(inStream);</text:p>
      <text:p text:style-name="P1"><text:s text:c="2"/></text:p>
      <text:p text:style-name="P1"><text:s text:c="4"/>System.out.println ("CERTIFICADO: " + </text:p>
      <text:p text:style-name="P1"><text:tab/><text:tab/><text:tab/><text:tab/>"\n -- Algoritmo Firma .... = " + cert.getSigAlgName() +</text:p>
      <text:p text:style-name="P1"><text:tab/><text:tab/><text:tab/><text:tab/>"\n -- Usuario ............ = " + cert.getIssuerX500Principal() +</text:p>
      <text:p text:style-name="P1"><text:tab/><text:tab/><text:tab/><text:tab/>"\n -- Parametros Algoritmo = " + cert.getSigAlgParams() +</text:p>
      <text:p text:style-name="P1"><text:tab/><text:tab/><text:tab/><text:tab/>"\n -- Algoritmo de la PK.. = " + cert.getPublicKey().getAlgorithm() +</text:p>
      <text:p text:style-name="P1"><text:tab/><text:tab/><text:tab/><text:tab/>"\n -- Formato <text:s/>........... = " + cert.getPublicKey().getFormat() +</text:p>
      <text:p text:style-name="P1"><text:tab/><text:tab/><text:tab/><text:tab/>"\n -- Codificacion ....... = " + Conversion.bytesToHex(cert.getPublicKey().getEncoded())<text:tab/><text:tab/> <text:s text:c="2"/><text:tab/><text:tab/><text:tab/><text:tab/><text:tab/><text:tab/></text:p>
      <text:p text:style-name="P1"><text:s text:c="4"/><text:tab/><text:tab/>); <text:s text:c="6"/></text:p>
      <text:p text:style-name="P1"><text:s text:c="7"/></text:p>
      <text:p text:style-name="P1"><text:tab/>// Creamos un objeto para verificar, pasandole el algoritmo leido del certificado.</text:p>
      <text:p text:style-name="P1"><text:s text:c="4"/></text:p>
      <text:p text:style-name="P1"><text:tab/>Signature verifier=Signature.getInstance(cert.getSigAlgName());<text:tab/> </text:p>
      <text:p text:style-name="P1"><text:tab/></text:p>
      <text:p text:style-name="P1"><text:s text:c="4"/>// Inicializamos el objeto para verificar</text:p>
      <text:p text:style-name="P1"><text:tab/></text:p>
      <text:p text:style-name="P1"><text:s text:c="4"/>verifier.initVerify(publicKey);</text:p>
      <text:p text:style-name="P1"><text:s text:c="4"/></text:p>
      <text:p text:style-name="P1"><text:s text:c="4"/>while ((longbloque = fmensajeV.read(bloque)) &gt; 0) {</text:p>
      <text:p text:style-name="P1"><text:s text:c="8"/>filesize = filesize + longbloque; <text:s text:c="3"/><text:tab/><text:tab/> <text:s text:c="4"/></text:p>
      <text:p text:style-name="P1"><text:s text:c="4"/><text:tab/>verifier.update(bloque,0,longbloque);</text:p>
      <text:p text:style-name="P1"><text:s text:c="4"/>} <text:s/></text:p>
      <text:p text:style-name="P1"/>
      <text:p text:style-name="P1"><text:tab/>boolean resultado = false;</text:p>
      <text:p text:style-name="P1"><text:tab/></text:p>
      <text:p text:style-name="P1"><text:tab/>resultado = verifier.verify(firma);</text:p>
      <text:p text:style-name="P1"><text:tab/></text:p>
      <text:p text:style-name="P1"><text:tab/>System.out.println();</text:p>
      <text:p text:style-name="P1"><text:tab/>if (resultado == true) </text:p>
      <text:p text:style-name="P1"><text:tab/> <text:s text:c="3"/>System.out.print("Verificacion correcta de la Firma");</text:p>
      <text:p text:style-name="P1"><text:tab/>else</text:p>
      <text:p text:style-name="P1"><text:tab/><text:tab/>System.out.print("Fallo de verificacion de firma");<text:tab/> <text:s text:c="3"/></text:p>
      <text:p text:style-name="P1"><text:tab/></text:p>
      <text:p text:style-name="P1"><text:tab/>fmensajeV.close();</text:p>
      <text:p text:style-name="P1"/>
      <text:p text:style-name="P1"><text:s text:c="4"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co Fernandez Masaguer</meta:initial-creator>
    <meta:creation-date>2016-01-18T13:26:28.50</meta:creation-date>
    <dc:date>2016-10-07T12:48:45.90</dc:date>
    <dc:creator>Francisco Fernandez Masaguer</dc:creator>
    <meta:editing-duration>PT5M57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3" meta:paragraph-count="143" meta:word-count="465" meta:character-count="5423"/>
  </office:meta>
</office:document-meta>
</file>